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100000058E837A4060DD15607.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Normal" style:font-family-generic="roman" style:font-pitch="variable"/>
    <style:font-face style:name="Nimbus Roman No9 L2"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Articulado" style:family="table">
      <style:table-properties style:width="17cm" table:align="margins" style:may-break-between-rows="true"/>
    </style:style>
    <style:style style:name="Articulado.A" style:family="table-column">
      <style:table-column-properties style:column-width="1.799cm" style:rel-column-width="6935*"/>
    </style:style>
    <style:style style:name="Articulado.B" style:family="table-column">
      <style:table-column-properties style:column-width="15.201cm" style:rel-column-width="58600*"/>
    </style:style>
    <style:style style:name="Articulado.A1" style:family="table-cell">
      <style:table-cell-properties fo:background-color="transparent" fo:padding="0.097cm" fo:border="none" style:writing-mode="page">
        <style:background-image/>
      </style:table-cell-properties>
    </style:style>
    <style:style style:name="P1" style:family="paragraph" style:parent-style-name="Heading">
      <style:text-properties officeooo:rsid="0031781d" officeooo:paragraph-rsid="0031781d"/>
    </style:style>
    <style:style style:name="P2" style:family="paragraph" style:parent-style-name="Standard">
      <style:paragraph-properties fo:margin-left="0cm" fo:margin-right="-0.508cm" fo:text-indent="0cm" style:auto-text-indent="false" style:snap-to-layout-grid="false"/>
      <style:text-properties officeooo:paragraph-rsid="001ac289"/>
    </style:style>
    <style:style style:name="P3" style:family="paragraph" style:parent-style-name="Standard">
      <style:paragraph-properties fo:margin-left="0cm" fo:margin-right="-0.508cm" fo:text-indent="0cm" style:auto-text-indent="false"/>
      <style:text-properties officeooo:paragraph-rsid="001ac289"/>
    </style:style>
    <style:style style:name="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P5" style:family="paragraph" style:parent-style-name="Standard">
      <style:text-properties officeooo:paragraph-rsid="001ac289"/>
    </style:style>
    <style:style style:name="P6" style:family="paragraph" style:parent-style-name="Standard">
      <style:paragraph-properties fo:text-align="justify" style:justify-single-word="false"/>
      <style:text-properties fo:color="#000000" style:text-outline="false" style:text-line-through-style="none" style:text-line-through-type="none" style:font-name="Nimbus Roman No9 L1" fo:font-size="12pt" fo:font-style="normal" fo:text-shadow="none" style:text-underline-style="none" fo:font-weight="normal" officeooo:paragraph-rsid="00296af3" style:font-size-asian="12pt" style:font-style-asian="normal" style:font-weight-asian="normal" style:font-name-complex="Nimbus Roman No9 L2" style:font-size-complex="12pt" style:font-style-complex="normal" style:font-weight-complex="normal" style:text-overline-style="none" style:text-overline-color="font-color"/>
    </style:style>
    <style:style style:name="P7" style:family="paragraph" style:parent-style-name="Título_20_general">
      <style:text-properties style:font-name="Nimbus Roman No9 L1"/>
    </style:style>
    <style:style style:name="P8" style:family="paragraph" style:parent-style-name="Texto_20_normas">
      <style:text-properties style:font-name="Nimbus Roman No9 L1"/>
    </style:style>
    <style:style style:name="P9" style:family="paragraph" style:parent-style-name="Texto_20_normas">
      <style:text-properties style:font-name="Nimbus Roman No9 L1" officeooo:rsid="002323eb" officeooo:paragraph-rsid="002323eb"/>
    </style:style>
    <style:style style:name="P10" style:family="paragraph" style:parent-style-name="Texto_20_normas">
      <style:paragraph-properties fo:margin-left="0cm" fo:margin-right="0cm" fo:text-indent="0cm" style:auto-text-indent="false"/>
      <style:text-properties style:font-name="Nimbus Roman No9 L1"/>
    </style:style>
    <style:style style:name="P11" style:family="paragraph" style:parent-style-name="Descripción_20_Sintética">
      <style:text-properties style:font-name="Nimbus Roman No9 L1" officeooo:paragraph-rsid="002323eb"/>
    </style:style>
    <style:style style:name="P12" style:family="paragraph" style:parent-style-name="Títulos_20_normas">
      <style:text-properties style:font-name="Nimbus Roman No9 L1"/>
    </style:style>
    <style:style style:name="P13" style:family="paragraph" style:parent-style-name="Títulos_20_normas">
      <style:text-properties style:font-name="Nimbus Roman No9 L1" officeooo:rsid="002323eb" officeooo:paragraph-rsid="002323eb"/>
    </style:style>
    <style:style style:name="P14" style:family="paragraph" style:parent-style-name="Colaboradores">
      <style:text-properties style:font-name="Nimbus Roman No9 L1"/>
    </style:style>
    <style:style style:name="P15" style:family="paragraph" style:parent-style-name="Autores">
      <style:text-properties style:font-name="Nimbus Roman No9 L1"/>
    </style:style>
    <style:style style:name="P16" style:family="paragraph" style:parent-style-name="Leyenda_20_sanción">
      <style:text-properties style:font-name="Nimbus Roman No9 L1" officeooo:rsid="0031781d" officeooo:paragraph-rsid="0031781d"/>
    </style:style>
    <style:style style:name="P17" style:family="paragraph" style:parent-style-name="Leyenda_20_sanción">
      <style:text-properties style:font-name="Nimbus Roman No9 L1" officeooo:paragraph-rsid="003c6177"/>
    </style:style>
    <style:style style:name="P18" style:family="paragraph" style:parent-style-name="Texto_20_articulado">
      <style:text-properties style:font-name="Nimbus Roman No9 L1"/>
    </style:style>
    <style:style style:name="P19" style:family="paragraph" style:parent-style-name="Leyenda_20_aprobación">
      <style:text-properties style:font-name="Nimbus Roman No9 L1" officeooo:paragraph-rsid="003eba28"/>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officeooo:rsid="001d9497"/>
    </style:style>
    <style:style style:name="T4" style:family="text">
      <style:text-properties officeooo:rsid="00296af3"/>
    </style:style>
    <style:style style:name="T5" style:family="text">
      <style:text-properties officeooo:rsid="0031781d"/>
    </style:style>
    <style:style style:name="T6" style:family="text">
      <style:text-properties officeooo:rsid="003b5b6f"/>
    </style:style>
    <style:style style:name="T7" style:family="text">
      <style:text-properties officeooo:rsid="003c6177"/>
    </style:style>
    <style:style style:name="T8" style:family="text">
      <style:text-properties fo:font-style="italic" style:font-style-asian="italic" style:font-style-complex="italic"/>
    </style:style>
    <style:style style:name="T9" style:family="text">
      <style:text-properties officeooo:rsid="003eba28"/>
    </style:style>
    <style:style style:name="T10" style:family="text">
      <style:text-properties officeooo:rsid="00400828"/>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5">DECLARACIÓN</text:span> N.º <text:span text:style-name="T7">2526-CM-19</text:span></text:p>
      <text:p text:style-name="P11">DESCRI<text:span text:style-name="T3">P</text:span>CIÓN SINTÉTICA: SE DECLARA DE INTERÉS MUNICIPAL, CULTURAL Y CIENTÍFICO PRESENTACIÓN DEL <text:s/>LIBRO <text:span text:style-name="T8">ACUPUNTURA ENERGÉTICA, FUNDAMENTOS DE MEDICINA CHINA</text:span> y <text:span text:style-name="T8">MASTER CLASS</text:span></text:p>
      <text:p text:style-name="P12">ANTECEDENTES</text:p>
      <text:p text:style-name="P8">Carta Orgánica Municipal.</text:p>
      <text:p text:style-name="P8">Ordenanza 2071-CM-10: Jerarquización de las declaraciones de interés del Concejo Municipal. Reglamentación.</text:p>
      <text:p text:style-name="P13">FUNDAMENTOS</text:p>
      <text:p text:style-name="P9">El lunes 22 de <text:span text:style-name="T7">a</text:span>bril, el Dr. Javier Álvarez de Valladolid, España y el Lic. Andrés Nieva, de Rosario, Argentina presentarán su primer libro como coautores “Acupuntura Energética, Fundamentos de Medicina China”, en San Carlos de Bariloche. Los autores han hecho un gran esfuerzo y trabajo para desarrollar un puente que permita unir los principios filosóficos de la medicina china con la física y fisiologías occidentales, sostienen que el único camino es aquel que guiado por (al menos) el alivio del otro, es la fuerza que permitirá reunir la medicina occidental con la oriental. No se trata de competir, sino de aunar esfuerzos comprometidos con la salud de la población y el desarrollo de la educación y la cultura. El libro presenta una visión cimentada con un pie en los principios filosóficos chinos y otro pie en los estudios científicos de por lo menos los dos últimos siglos respecto de la acupuntura y la física clásica de los campos electromagnéticos. Aportan sin duda, una visión que permite entender mejor que científico y filosófico son un maridaje necesario para el verdadero estudio de la salud. El ser humano no vive aislado de su medio; en palabras del psicomotricista francés Jean le Boulch “El organismo, sistema autónomo, sólo puede desarrollarse a través de una interacción activa con el entorno de las personas que le rodean y en contacto con su cultura”.</text:p>
      <text:p text:style-name="P9">La fuerza de la medicina china radica en su capacidad de comprender un diagnóstico sistémico, viendo al ser humano íntegro. La medicina occidental, permite fragmentar la fisiopatología. La filosofía oriental, a través de sus patrones, organiza lo estrictamente biológico con la humanidad y el medio en el cual se desarrolla. Consideran los autores, que sin duda, este es el camino de la salud para el pueblo.</text:p>
      <text:p text:style-name="P9"><text:soft-page-break/>El Dr. Javier Álvarez, profesor de fisiología en la Universidad Europea Miguel de Cervantes, dictará una <text:span text:style-name="T8">Master Class</text:span> de fisiología comparada con la medicina china, en patologías dermatológicas, alergias y vías respiratorias.</text:p>
      <text:p text:style-name="P9">Junto al Lic. en Filosofía y Teología Andrés Nieva, Director del Curso de Posgrado de Medicina China en Facultad de Cs. Médicas de la Universidad Nacional de Rosario, presentarán también un curso de formación en Medicina China que se dictará en San Carlos de Bariloche y que diplomará la Universidad Abierta Interamericana a quienes finalicen con el plan académico.</text:p>
      <text:p text:style-name="P9">Consideramos importante el apoyo institucional para sumar saberes, con base sólida, tanto empírica como científica, y aportar a la salud de la comunidad. Es de público conocimiento que la población se inclina cada vez más por las terapias complementarias y el apoyo universitario académico, como institucional público promueven la confianza y velan por el interés de la comunidad, así como por su engrandecimiento. En la medida que podamos institucionalizar e integrar estos saberes, milenarios por cierto, mejor formados estarán nuestros profesionales de la salud y mejor será por consiguiente la calidad de vida de nuestra comunidad.</text:p>
      <text:p text:style-name="P9">Es por todo ello que consideramos apropiado otorgar desde el Concejo Municipal el apoyo institucional a todas aquellas actividades que enriquezcan los saberes de nuestros vecinos mediante esta declaración de interés municipal, cultural y científica.</text:p>
      <text:p text:style-name="P9"/>
      <text:p text:style-name="P15">AUTORES: Concejales Carlos Sánchez y Puente, Cristina Painefil, Claudia Contreras, Gerardo Ávila <text:span text:style-name="T7">y</text:span> Diego Benítez <text:span text:style-name="T6">(JSB).</text:span></text:p>
      <text:p text:style-name="P14">COLABORADOR<text:span text:style-name="T6">A</text:span>: Natalia Thostrup.</text:p>
      <text:p text:style-name="P19"/>
      <text:p text:style-name="P19"/>
      <text:p text:style-name="P19"><text:soft-page-break/>El proyecto original N.º <text:span text:style-name="T6">1188</text:span>/<text:span text:style-name="T6">19 </text:span>fue aprobado en la sesión del día <text:span text:style-name="T7">25</text:span> de <text:span text:style-name="T7">abril</text:span> de 201<text:span text:style-name="T5">9</text:span>, según consta en el Acta N.º <text:span text:style-name="T7">1112</text:span>/<text:span text:style-name="T7">19</text:span>. Por ello, en ejercicio de las atribuciones que le otorga el Art. 38 de la Carta Orgánica Municipal,</text:p>
      <text:p text:style-name="P17">EL CONCEJO MUNICIPAL DE SAN CARLOS DE BARILOCHE SANCIONA CON CARÁCTER DE </text:p>
      <text:p text:style-name="P16">DECLARACIÓN</text:p>
      <text:p text:style-name="P16"/>
      <table:table table:name="Articulado" table:style-name="Articulado">
        <table:table-column table:style-name="Articulado.A"/>
        <table:table-column table:style-name="Articulado.B"/>
        <table:table-row>
          <table:table-cell table:style-name="Articulado.A1" office:value-type="string">
            <text:p text:style-name="P6">Art. <text:span text:style-name="T4">1</text:span>°)</text:p>
          </table:table-cell>
          <table:table-cell table:style-name="Articulado.A1" office:value-type="string">
            <text:p text:style-name="P18">Se declara de interés municipal, cultural y científico la presentación del libro <text:span text:style-name="T8">Acupuntura Energética, Fundamentos de Medicina China </text:span>del Dr. Javier Álvarez de Valladolid, Españ<text:span text:style-name="T10">a</text:span> y el Lic. Andrés Nieva de Rosario, Argentina a realizarse en <text:span text:style-name="T9">San Carlos de Bariloche </text:span>el 22 de abril de 2019 a las 19:00 h <text:span text:style-name="T9">y</text:span> la<text:span text:style-name="T8"> Master Class</text:span> Internacional de Fisiología Comparada en MTC – Vías Respiratorias, Dermatología y Alergias, prevista para el 23 de abril de 2019 de 10 a 18 h.</text:p>
          </table:table-cell>
        </table:table-row>
        <table:table-row>
          <table:table-cell table:style-name="Articulado.A1" office:value-type="string">
            <text:p text:style-name="P6">Art. <text:span text:style-name="T4">2</text:span>°)</text:p>
          </table:table-cell>
          <table:table-cell table:style-name="Articulado.A1" office:value-type="string">
            <text:p text:style-name="P18">La presente declaración no implica la obligatoriedad de efectuar erogaciones por parte de la Administración Municipal.</text:p>
          </table:table-cell>
        </table:table-row>
        <table:table-row>
          <table:table-cell table:style-name="Articulado.A1" office:value-type="string">
            <text:p text:style-name="P6">Art. <text:span text:style-name="T4">3</text:span>°)</text:p>
          </table:table-cell>
          <table:table-cell table:style-name="Articulado.A1" office:value-type="string">
            <text:p text:style-name="P18">Comuníquese. Publíquese en el Boletín Oficial. Cumplido, archívese.</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style:font-adornments="Normal" style:font-family-generic="roman" style:font-pitch="variable"/>
    <style:font-face style:name="Nimbus Roman No9 L2" svg:font-family="'Nimbus Roman No9 L', '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family="'Nimbus Roman No9 L'" style:font-style-name="Normal" style:font-family-generic="roman" style:font-pitch="variable"/>
    </style:style>
    <style:style style:name="Heading" style:family="paragraph" style:parent-style-name="Normas" style:class="text">
      <style:paragraph-properties fo:text-align="center" style:justify-single-word="fals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cm" style:type="right"/>
        </style:tab-stops>
      </style:paragraph-properties>
    </style:style>
    <style:style style:name="Normas" style:family="paragraph">
      <style:text-properties style:font-name="Nimbus Roman No9 L" fo:font-family="'Nimbus Roman No9 L'" style:font-style-name="Normal" style:font-family-generic="roman" style:font-pitch="variable"/>
    </style:style>
    <style:style style:name="Título_20_general" style:display-name="Título general" style:family="paragraph" style:parent-style-name="Normas" style:master-page-name="">
      <style:paragraph-properties fo:margin-top="0cm" fo:margin-bottom="1cm" loext:contextual-spacing="false" fo:text-align="center" style:justify-single-word="false" style:page-number="auto"/>
    </style:style>
    <style:style style:name="Table_20_Contents" style:display-name="Table Contents" style:family="paragraph" style:parent-style-name="Standard" style:class="extra">
      <style:paragraph-properties text:number-lines="false" text:line-number="0"/>
    </style:style>
    <style:style style:name="Descripción_20_Sintética" style:display-name="Descripción Sintética" style:family="paragraph" style:parent-style-name="Normas" style:master-page-name="">
      <style:paragraph-properties fo:margin-left="5.6cm" fo:margin-right="0cm" fo:margin-top="0cm" fo:margin-bottom="1cm" loext:contextual-spacing="false" fo:text-align="justify" style:justify-single-word="false" fo:text-indent="-5.6cm" style:auto-text-indent="false" style:page-number="auto">
        <style:tab-stops>
          <style:tab-stop style:position="6.001cm"/>
        </style:tab-stops>
      </style:paragraph-properties>
    </style:style>
    <style:style style:name="Texto_20_normas" style:display-name="Texto normas" style:family="paragraph" style:parent-style-name="Normas" style:auto-update="true" style:master-page-name="">
      <style:paragraph-properties fo:margin-left="0cm" fo:margin-right="0cm" fo:margin-top="0cm" fo:margin-bottom="0.499cm" loext:contextual-spacing="false" fo:text-align="justify" style:justify-single-word="false" fo:orphans="3" fo:widows="3" fo:text-indent="0.499cm" style:auto-text-indent="false" style:page-number="auto" fo:keep-with-next="auto"/>
    </style:style>
    <style:style style:name="Títulos_20_normas" style:display-name="Títulos normas" style:family="paragraph" style:parent-style-name="Normas" style:next-style-name="Texto_20_normas" style:master-page-name="">
      <style:paragraph-properties fo:margin-top="0cm" fo:margin-bottom="0.499cm" loext:contextual-spacing="false" style:page-number="auto"/>
    </style:style>
    <style:style style:name="Autores" style:family="paragraph" style:parent-style-name="Normas">
      <style:paragraph-properties fo:margin-left="2.3cm" fo:margin-right="0cm" fo:margin-top="0cm" fo:margin-bottom="0.499cm" loext:contextual-spacing="false" fo:text-align="justify" style:justify-single-word="false" fo:text-indent="-2.3cm" style:auto-text-indent="false">
        <style:tab-stops/>
      </style:paragraph-properties>
    </style:style>
    <style:style style:name="Colaboradores" style:family="paragraph" style:parent-style-name="Normas" style:master-page-name="">
      <style:paragraph-properties fo:margin-left="4.001cm" fo:margin-right="0cm" fo:margin-top="0cm" fo:margin-bottom="0.499cm" loext:contextual-spacing="false" fo:text-align="justify" style:justify-single-word="false" fo:text-indent="-4.001cm" style:auto-text-indent="false" style:page-number="auto">
        <style:tab-stops/>
      </style:paragraph-properties>
    </style:style>
    <style:style style:name="Leyenda_20_sanción" style:display-name="Leyenda sanción" style:family="paragraph" style:parent-style-name="Normas" style:master-page-name="">
      <style:paragraph-properties fo:margin-left="2cm" fo:margin-right="2cm" fo:margin-top="0cm" fo:margin-bottom="0.3cm" loext:contextual-spacing="false" fo:text-align="center" style:justify-single-word="false" fo:text-indent="0cm" style:auto-text-indent="false" style:page-number="auto"/>
    </style:style>
    <style:style style:name="Leyenda_20_aprobación" style:display-name="Leyenda aprobación" style:family="paragraph" style:parent-style-name="Normas">
      <style:paragraph-properties fo:margin-top="1cm" fo:margin-bottom="1cm" loext:contextual-spacing="false" fo:text-align="center" style:justify-single-word="false"/>
    </style:style>
    <style:style style:name="Texto_20_articulado" style:display-name="Texto articulado" style:family="paragraph" style:parent-style-name="Normas" style:master-page-name="">
      <loext:graphic-properties draw:fill="none" draw:fill-color="#729fcf"/>
      <style:paragraph-properties fo:margin-top="0cm" fo:margin-bottom="0.499cm" loext:contextual-spacing="false" fo:text-align="justify" style:justify-single-word="false" style:page-number="auto" fo:background-color="transpar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6.295cm" fo:break-before="page" table:align="left" style:writing-mode="lr-tb"/>
    </style:style>
    <style:style style:name="Tabla2.A" style:family="table-column">
      <style:table-column-properties style:column-width="5.63cm"/>
    </style:style>
    <style:style style:name="Tabla2.B" style:family="table-column">
      <style:table-column-properties style:column-width="4.974cm"/>
    </style:style>
    <style:style style:name="Tabla2.C" style:family="table-column">
      <style:table-column-properties style:column-width="5.69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MP1" style:family="paragraph" style:parent-style-name="Heading">
      <style:text-properties officeooo:rsid="0031781d" officeooo:paragraph-rsid="0031781d"/>
    </style:style>
    <style:style style:name="MP2" style:family="paragraph" style:parent-style-name="Standard">
      <style:paragraph-properties fo:margin-left="0cm" fo:margin-right="-0.508cm" fo:text-indent="0cm" style:auto-text-indent="false" style:snap-to-layout-grid="false"/>
      <style:text-properties officeooo:paragraph-rsid="001ac289"/>
    </style:style>
    <style:style style:name="MP3" style:family="paragraph" style:parent-style-name="Standard">
      <style:paragraph-properties fo:margin-left="0cm" fo:margin-right="-0.508cm" fo:text-indent="0cm" style:auto-text-indent="false"/>
      <style:text-properties officeooo:paragraph-rsid="001ac289"/>
    </style:style>
    <style:style style:name="MP4" style:family="paragraph" style:parent-style-name="Standard">
      <style:paragraph-properties fo:margin-left="0cm" fo:margin-right="-0.508cm" fo:text-align="center" style:justify-single-word="false" fo:text-indent="0cm" style:auto-text-indent="false"/>
      <style:text-properties fo:font-size="8pt" officeooo:paragraph-rsid="001ac289" style:font-size-asian="8pt" style:font-size-complex="8pt"/>
    </style:style>
    <style:style style:name="MP5" style:family="paragraph" style:parent-style-name="Standard">
      <style:text-properties officeooo:paragraph-rsid="001ac289"/>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Heading">DCLE</text:p>
            </table:table-cell>
            <table:table-cell table:style-name="Tabla2.A1" office:value-type="string">
              <text:p text:style-name="MP1">DECLARACIÓN</text:p>
            </table:table-cell>
            <table:table-cell table:style-name="Tabla2.C1" office:value-type="string">
              <text:p text:style-name="MP2"/>
              <text:p text:style-name="MP3"><draw:frame draw:style-name="Mfr1" draw:name="Imagen1" text:anchor-type="char" svg:y="-0.146cm" svg:width="4.355cm" svg:height="1.326cm" draw:z-index="2"><draw:image xlink:href="Pictures/10000000000000F100000058E837A4060DD15607.jpg" xlink:type="simple" xlink:show="embed" xlink:actuate="onLoad"/></draw:frame></text:p>
              <text:p text:style-name="MP3"/>
              <text:p text:style-name="MP3"/>
              <text:p text:style-name="MP4"/>
              <text:p text:style-name="Heading"><text:span text:style-name="MT1">No a la violencia de género. Ni una menos. </text:span><text:span text:style-name="MT2">(Ordenanza 3029-CM-18)</text:span></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11:18:30.651714714</meta:creation-date>
    <meta:generator>LibreOffice/5.1.6.2$Linux_X86_64 LibreOffice_project/10m0$Build-2</meta:generator>
    <meta:editing-duration>PT10M42S</meta:editing-duration>
    <meta:editing-cycles>9</meta:editing-cycles>
    <meta:initial-creator>Joaquín Pino Suarez</meta:initial-creator>
    <dc:date>2019-04-26T09:28:39.279728448</dc:date>
    <meta:document-statistic meta:table-count="2" meta:image-count="1" meta:object-count="0" meta:page-count="3" meta:paragraph-count="26" meta:word-count="754" meta:character-count="4818" meta:non-whitespace-character-count="4087"/>
  </office:meta>
</office:document-meta>
</file>